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5.398cm"/>
    </style:style>
    <style:style style:name="Tabella2.B" style:family="table-column">
      <style:table-column-properties style:column-width="7.408cm"/>
    </style:style>
    <style:style style:name="Tabella2.C" style:family="table-column">
      <style:table-column-properties style:column-width="3.995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2.884cm"/>
    </style:style>
    <style:style style:name="Tabella2.A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5" style:family="table-row">
      <style:table-row-properties style:min-row-height="1.499cm"/>
    </style:style>
    <style:style style:name="Tabella1" style:family="table" style:master-page-name="">
      <style:table-properties style:width="25.7cm" style:page-number="auto" table:align="margins"/>
    </style:style>
    <style:style style:name="Tabella1.A" style:family="table-column">
      <style:table-column-properties style:column-width="11.589cm" style:rel-column-width="6570*"/>
    </style:style>
    <style:style style:name="Tabella1.B" style:family="table-column">
      <style:table-column-properties style:column-width="4.71cm" style:rel-column-width="2670*"/>
    </style:style>
    <style:style style:name="Tabella1.C" style:family="table-column">
      <style:table-column-properties style:column-width="4.895cm" style:rel-column-width="2775*"/>
    </style:style>
    <style:style style:name="Tabella1.D" style:family="table-column">
      <style:table-column-properties style:column-width="4.507cm" style:rel-column-width="2555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Verdana"/>
    </style:style>
    <style:style style:name="P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dcd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1pt" fo:font-weight="bold" officeooo:rsid="00284b8c" officeooo:paragraph-rsid="002b617e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9456d" officeooo:paragraph-rsid="0029456d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22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4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none" fo:font-weight="normal" officeooo:rsid="002b617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dcde7" style:font-style-asian="normal" style:font-style-complex="normal"/>
    </style:style>
    <style:style style:name="T8" style:family="text">
      <style:text-properties officeooo:rsid="0029456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29456d" style:font-size-asian="7pt" style:font-size-complex="7pt"/>
    </style:style>
    <style:style style:name="T12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5" style:family="text">
      <style:text-properties officeooo:rsid="002a6a92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4"><text:span text:style-name="T13">CLIENTE</text:span><text:span text:style-name="T14">:</text:span><text:span text:style-name="T7"><text:line-break/></text:span><text:span text:style-name="T4"><text:placeholder text:placeholder-type="text">&lt;o.partner_id.name&gt;</text:placeholder></text:span><text:span text:style-name="T4"> </text:span></text:p>
          </table:table-cell>
          <table:table-cell table:style-name="Tabella1.A1" office:value-type="string">
            <text:p text:style-name="P16"><text:span text:style-name="T12">DATA CARICO</text:span><text:span text:style-name="T14">:</text:span></text:p>
            <text:p text:style-name="P13"><text:span text:style-name="T4"><text:placeholder text:placeholder-type="text">&lt;o.name&gt;</text:placeholder></text:span></text:p>
          </table:table-cell>
          <table:table-cell table:style-name="Tabella1.A1" office:value-type="string">
            <text:p text:style-name="P14"><text:span text:style-name="T13">NS. ORDINE</text:span><text:span text:style-name="T14">:</text:span></text:p>
            <text:p text:style-name="P13"><text:span text:style-name="T4"><text:placeholder text:placeholder-type="text">&lt;o.name&gt;</text:placeholder></text:span></text:p>
          </table:table-cell>
          <table:table-cell table:style-name="Tabella1.D1" office:value-type="string">
            <text:p text:style-name="P14"><text:span text:style-name="T13">CONSEGNA</text:span><text:span text:style-name="T14">:</text:span></text:p>
            <text:p text:style-name="P13"><text:span text:style-name="T4"><text:placeholder text:placeholder-type="text">&lt;o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5"><text:span text:style-name="T13">DESTINAZIONE</text:span><text:span text:style-name="T14">:</text:span></text:p>
            <text:p text:style-name="P12"><text:span text:style-name="T4"><text:placeholder text:placeholder-type="text">&lt;o.partner_id.name&gt;</text:placeholder></text:span><text:span text:style-name="T4"> </text:span><text:span text:style-name="T5">&lt;&lt; mettere destinazione</text:span><text:span text:style-name="T7"><text:line-break/></text:span><text:span text:style-name="T4"> </text:span></text:p>
          </table:table-cell>
          <table:table-cell table:style-name="Tabella1.B2" table:number-columns-spanned="3" office:value-type="string">
            <text:p text:style-name="P14"><text:span text:style-name="T13">RESA</text:span><text:span text:style-name="T14">:</text:span></text:p>
            <text:p text:style-name="P13"><text:span text:style-name="T4"><text:placeholder text:placeholder-type="text">&lt;o.name&gt;</text:placeholder></text:span></text:p>
          </table:table-cell>
          <table:covered-table-cell/>
          <table:covered-table-cell/>
        </table:table-row>
      </table:table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7"><text:span text:style-name="T13">Q</text:span><text:span text:style-name="T12">UANTITA</text:span></text:p>
          </table:table-cell>
          <table:table-cell table:style-name="Tabella2.A1" office:value-type="string">
            <text:p text:style-name="P17"><text:span text:style-name="T13">D</text:span><text:span text:style-name="T12">ESCRIZIONE</text:span></text:p>
          </table:table-cell>
          <table:table-cell table:style-name="Tabella2.A1" office:value-type="string">
            <text:p text:style-name="P17"><text:span text:style-name="T12">DARE</text:span></text:p>
          </table:table-cell>
          <table:table-cell table:style-name="Tabella2.A1" office:value-type="string">
            <text:p text:style-name="P17"><text:span text:style-name="T13">I</text:span><text:span text:style-name="T12">MBALLO</text:span></text:p>
          </table:table-cell>
          <table:table-cell table:style-name="Tabella2.E1" office:value-type="string">
            <text:p text:style-name="P17"><text:span text:style-name="T13">P</text:span><text:span text:style-name="T12">REZZO</text:span></text:p>
          </table:table-cell>
        </table:table-row>
        <table:table-row>
          <table:table-cell table:style-name="Tabella2.A2" table:number-columns-spanned="5" office:value-type="string">
            <text:p text:style-name="P18"><text:span text:style-name="T15"><text:text-input text:description="&lt;for each=&quot;item in o.order_line&quot;&gt;">loop item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6"><text:span text:style-name="T3"><text:placeholder text:placeholder-type="text">&lt;item.uom_id.name&gt;</text:placeholder></text:span><text:span text:style-name="T3"> </text:span><text:span text:style-name="T3"><text:placeholder text:placeholder-type="text">&lt;item.product_qty&gt;</text:placeholder></text:span><text:span text:style-name="T3"> </text:span></text:p>
          </table:table-cell>
          <table:table-cell table:style-name="Tabella2.A3" office:value-type="string">
            <text:p text:style-name="P26"><text:span text:style-name="T3"><text:placeholder text:placeholder-type="text">&lt;item.product_id.name&gt;</text:placeholder></text:span></text:p>
          </table:table-cell>
          <table:table-cell table:style-name="Tabella2.A3" office:value-type="string">
            <text:p text:style-name="P26"><text:span text:style-name="T3"><text:placeholder text:placeholder-type="text">&lt;item.name&gt;</text:placeholder></text:span></text:p>
          </table:table-cell>
          <table:table-cell table:style-name="Tabella2.A3" office:value-type="string">
            <text:p text:style-name="P17"/>
          </table:table-cell>
          <table:table-cell table:style-name="Tabella2.A2" office:value-type="string">
            <text:p text:style-name="P17"/>
          </table:table-cell>
        </table:table-row>
        <table:table-row>
          <table:table-cell table:style-name="Tabella2.A2" table:number-columns-spanned="5" office:value-type="string">
            <text:p text:style-name="P18"><text:span text:style-name="T15"><text:text-input text:description="&lt;/for&gt;">/loop item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5"><text:span text:style-name="T10">NOTE</text:span></text:p>
            <text:p text:style-name="P26"><text:span text:style-name="T3"><text:placeholder text:placeholder-type="text">&lt;o.note&gt;</text:placeholder></text:span><text:span text:style-name="T3"> </text:span>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span text:style-name="T11">F</text:span><text:span text:style-name="T10">IRMA COMPILATORE</text:span></text:p>
          </table:table-cell>
          <table:covered-table-cell/>
        </table:table-row>
      </table:table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799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officeooo:rsid="0029456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PAN CHEMICALS S.p.A.<text:line-break/>Sede Legale – Stabilimento <text:span text:style-name="MT1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4.479cm" svg:height="1.642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2">BUONO DI CONSEGNA</text:span><text:line-break/><text:span text:style-name="MT1">del </text:span><text:span text:style-name="MT3"><text:placeholder text:placeholder-type="text">&lt;o.delivery_date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9T15:00:22.638054045</dc:date>
    <meta:editing-duration>P1DT16H21M7S</meta:editing-duration>
    <meta:editing-cycles>270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28" meta:word-count="66" meta:character-count="547" meta:non-whitespace-character-count="503"/>
    <meta:user-defined meta:name="Info 1"/>
    <meta:user-defined meta:name="Info 2"/>
    <meta:user-defined meta:name="Info 3"/>
    <meta:user-defined meta:name="Info 4"/>
  </office:meta>
</office:document-meta>
</file>